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style:font-name="Trebuchet MS"/>
    </style:style>
    <style:style style:name="P6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8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2" draw:name="Text Box 2" draw:style-name="gr1" draw:text-style-name="P9" svg:width="0.3189in" svg:height="0.1587in" svg:x="-0.8626in" svg:y="1.9665in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/text:p>
      <text:p text:style-name="P3"/>
      <text:p text:style-name="P2">Gerealiseerd vorige week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Doelstellingen voor de volgende week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padding-left="0in" fo:padding-right="0in" fo:padding-top="0in" fo:padding-bottom="0.0555in" fo:border-left="none" fo:border-right="none" fo:border-top="none" fo:border-bottom="0.99pt solid #4f81bd"/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0.139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M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8661in" fo:margin-bottom="0.4925in" fo:margin-left="0.9846in" fo:margin-right="0.984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189in" fo:margin-left="0in" fo:margin-right="0in" fo:margin-bottom="0.0791in" style:dynamic-spacing="true"/>
      </style:header-style>
      <style:footer-style>
        <style:header-footer-properties fo:min-height="1.0043in" fo:margin-left="0in" fo:margin-right="0in" fo:margin-top="0.964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1.7035in" svg:height="0.672in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1.7035in" svg:height="0.672in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6</meta:editing-cycles>
    <meta:print-date>2013-04-21T17:44:00</meta:print-date>
    <meta:creation-date>2016-12-21T00:07:00</meta:creation-date>
    <dc:date>2017-02-23T09:23:26.174924110</dc:date>
    <meta:editing-duration>PT18M34S</meta:editing-duration>
    <meta:generator>LibreOffice/5.1.4.2$Linux_X86_64 LibreOffice_project/10m0$Build-2</meta:generator>
    <meta:document-statistic meta:table-count="0" meta:image-count="2" meta:object-count="0" meta:page-count="2" meta:paragraph-count="15" meta:word-count="41" meta:character-count="384" meta:non-whitespace-character-count="347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